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D00000237B6548D25725D668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1903in" table:align="margins" fo:background-color="transparent">
        <style:background-image/>
      </style:table-properties>
    </style:style>
    <style:style style:name="Table1.A" style:family="table-column">
      <style:table-column-properties style:column-width="0.9375in" style:rel-column-width="1350*"/>
    </style:style>
    <style:style style:name="Table1.B" style:family="table-column">
      <style:table-column-properties style:column-width="5.2528in" style:rel-column-width="7564*"/>
    </style:style>
    <style:style style:name="Table1.1" style:family="table-row">
      <style:table-row-properties style:min-row-height="0.9375in" fo:background-color="transparent">
        <style:background-image/>
      </style:table-row-properties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1618in" table:align="right"/>
    </style:style>
    <style:style style:name="Table2.A" style:family="table-column">
      <style:table-column-properties style:column-width="0.9375in"/>
    </style:style>
    <style:style style:name="Table2.B" style:family="table-column">
      <style:table-column-properties style:column-width="5.2243in"/>
    </style:style>
    <style:style style:name="Table2.A1" style:family="table-cell">
      <style:table-cell-properties style:writing-mode="page"/>
    </style:style>
    <style:style style:name="Table3" style:family="table">
      <style:table-properties style:width="6.1903in" fo:break-before="page" table:align="margins" fo:background-color="transparent">
        <style:background-image/>
      </style:table-properties>
    </style:style>
    <style:style style:name="Table3.A" style:family="table-column">
      <style:table-column-properties style:column-width="0.9375in" style:rel-column-width="1350*"/>
    </style:style>
    <style:style style:name="Table3.B" style:family="table-column">
      <style:table-column-properties style:column-width="5.2528in" style:rel-column-width="7564*"/>
    </style:style>
    <style:style style:name="Table3.1" style:family="table-row">
      <style:table-row-properties style:min-row-height="0.9375in" fo:background-color="transparent">
        <style:background-image/>
      </style:table-row-properties>
    </style:style>
    <style:style style:name="Table3.A1" style:family="table-cell">
      <style:table-cell-properties fo:padding="0in" fo:border="none" style:writing-mode="page"/>
    </style:style>
    <style:style style:name="Table4" style:family="table">
      <style:table-properties style:width="6.1618in" table:align="right"/>
    </style:style>
    <style:style style:name="Table4.A" style:family="table-column">
      <style:table-column-properties style:column-width="0.9375in"/>
    </style:style>
    <style:style style:name="Table4.B" style:family="table-column">
      <style:table-column-properties style:column-width="5.2243in"/>
    </style:style>
    <style:style style:name="Table4.A1" style:family="table-cell">
      <style:table-cell-properties style:writing-mode="page"/>
    </style:style>
    <style:style style:name="Table5" style:family="table">
      <style:table-properties style:width="6.1903in" table:align="margins"/>
    </style:style>
    <style:style style:name="Table5.A" style:family="table-column">
      <style:table-column-properties style:column-width="1.7in" style:rel-column-width="2448*"/>
    </style:style>
    <style:style style:name="Table5.B" style:family="table-column">
      <style:table-column-properties style:column-width="0.5in" style:rel-column-width="720*"/>
    </style:style>
    <style:style style:name="Table5.E" style:family="table-column">
      <style:table-column-properties style:column-width="1.7903in" style:rel-column-width="2578*"/>
    </style:style>
    <style:style style:name="Table5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05f877" officeooo:paragraph-rsid="0005f877"/>
    </style:style>
    <style:style style:name="P2" style:family="paragraph" style:parent-style-name="Standard">
      <style:text-properties officeooo:rsid="0005f877" officeooo:paragraph-rsid="00076b9c"/>
    </style:style>
    <style:style style:name="P3" style:family="paragraph" style:parent-style-name="Standard">
      <style:text-properties officeooo:paragraph-rsid="0005f877"/>
    </style:style>
    <style:style style:name="P4" style:family="paragraph" style:parent-style-name="Standard">
      <style:text-properties officeooo:paragraph-rsid="00076b9c"/>
    </style:style>
    <style:style style:name="P5" style:family="paragraph" style:parent-style-name="Standard">
      <style:text-properties officeooo:rsid="000e6aad" officeooo:paragraph-rsid="000e6aad"/>
    </style:style>
    <style:style style:name="P6" style:family="paragraph" style:parent-style-name="Standard">
      <style:text-properties officeooo:paragraph-rsid="000e6aad"/>
    </style:style>
    <style:style style:name="P7" style:family="paragraph" style:parent-style-name="Standard">
      <style:text-properties officeooo:rsid="00149229" officeooo:paragraph-rsid="00149229"/>
    </style:style>
    <style:style style:name="P8" style:family="paragraph" style:parent-style-name="Standard">
      <style:paragraph-properties fo:break-before="page"/>
      <style:text-properties officeooo:rsid="0005f877" officeooo:paragraph-rsid="0005f877"/>
    </style:style>
    <style:style style:name="P9" style:family="paragraph" style:parent-style-name="Standard">
      <style:paragraph-properties fo:break-before="page"/>
      <style:text-properties officeooo:rsid="0005f877" officeooo:paragraph-rsid="00076b9c"/>
    </style:style>
    <style:style style:name="P10" style:family="paragraph" style:parent-style-name="Standard">
      <style:paragraph-properties fo:text-align="center" style:justify-single-word="false" fo:break-before="page"/>
      <style:text-properties fo:font-size="16pt" fo:font-weight="bold" officeooo:rsid="00149229" officeooo:paragraph-rsid="00149229" style:font-size-asian="14pt" style:font-weight-asian="bold" style:font-size-complex="16pt" style:font-weight-complex="bold"/>
    </style:style>
    <style:style style:name="P11" style:family="paragraph" style:parent-style-name="Table_20_Contents">
      <style:text-properties officeooo:rsid="0005d53f" officeooo:paragraph-rsid="0005d53f"/>
    </style:style>
    <style:style style:name="P12" style:family="paragraph" style:parent-style-name="Table_20_Contents">
      <style:text-properties officeooo:rsid="0005d53f" officeooo:paragraph-rsid="00076b9c"/>
    </style:style>
    <style:style style:name="P13" style:family="paragraph" style:parent-style-name="Table_20_Contents">
      <style:text-properties fo:font-weight="bold" officeooo:rsid="0005d53f" officeooo:paragraph-rsid="0005d53f" style:font-weight-asian="bold" style:font-weight-complex="bold"/>
    </style:style>
    <style:style style:name="P14" style:family="paragraph" style:parent-style-name="Table_20_Contents">
      <style:text-properties fo:font-weight="bold" officeooo:rsid="0005d53f" officeooo:paragraph-rsid="00076b9c" style:font-weight-asian="bold" style:font-weight-complex="bold"/>
    </style:style>
    <style:style style:name="P15" style:family="paragraph" style:parent-style-name="Table_20_Contents">
      <style:text-properties officeooo:rsid="000e6aad" officeooo:paragraph-rsid="000e6aad"/>
    </style:style>
    <style:style style:name="P16" style:family="paragraph" style:parent-style-name="Text_20_body">
      <style:paragraph-properties fo:text-align="center" style:justify-single-word="false"/>
      <style:text-properties fo:font-size="14pt" officeooo:rsid="0005d53f" officeooo:paragraph-rsid="00078fd5" style:font-size-asian="14pt" style:font-size-complex="14pt"/>
    </style:style>
    <style:style style:name="P17" style:family="paragraph" style:parent-style-name="Text_20_body">
      <style:paragraph-properties fo:text-align="center" style:justify-single-word="false"/>
      <style:text-properties fo:font-size="14pt" officeooo:rsid="0005d53f" officeooo:paragraph-rsid="000ac79f" style:font-size-asian="14pt" style:font-size-complex="14pt"/>
    </style:style>
    <style:style style:name="P18" style:family="paragraph" style:parent-style-name="Text_20_body">
      <style:paragraph-properties fo:text-align="center" style:justify-single-word="false"/>
      <style:text-properties fo:font-size="16pt" officeooo:rsid="0005d53f" officeooo:paragraph-rsid="0005d53f" style:font-size-asian="14pt" style:font-size-complex="16pt"/>
    </style:style>
    <style:style style:name="P19" style:family="paragraph" style:parent-style-name="Text_20_body">
      <style:paragraph-properties fo:text-align="center" style:justify-single-word="false"/>
      <style:text-properties fo:font-size="16pt" officeooo:rsid="0005d53f" officeooo:paragraph-rsid="00078fd5" style:font-size-asian="14pt" style:font-size-complex="16pt"/>
    </style:style>
    <style:style style:name="P20" style:family="paragraph" style:parent-style-name="Text_20_body">
      <style:paragraph-properties fo:text-align="center" style:justify-single-word="false"/>
      <style:text-properties fo:font-size="12pt" officeooo:rsid="0005d53f" officeooo:paragraph-rsid="0005d53f" style:font-size-asian="12pt" style:font-size-complex="12pt"/>
    </style:style>
    <style:style style:name="P21" style:family="paragraph" style:parent-style-name="Text_20_body">
      <style:paragraph-properties fo:text-align="center" style:justify-single-word="false"/>
      <style:text-properties fo:font-size="12pt" officeooo:rsid="0006ae2d" officeooo:paragraph-rsid="0006ae2d" style:font-size-asian="12pt" style:font-size-complex="12pt"/>
    </style:style>
    <style:style style:name="P22" style:family="paragraph" style:parent-style-name="Text_20_body">
      <style:text-properties officeooo:paragraph-rsid="00076b9c"/>
    </style:style>
    <style:style style:name="P23" style:family="paragraph" style:parent-style-name="Text_20_body">
      <style:text-properties officeooo:rsid="000f76a4" officeooo:paragraph-rsid="000f76a4"/>
    </style:style>
    <style:style style:name="T1" style:family="text">
      <style:text-properties officeooo:rsid="000408f4"/>
    </style:style>
    <style:style style:name="T2" style:family="text">
      <style:text-properties officeooo:rsid="00056b4b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style:vertical-pos="from-top" style:horizontal-pos="from-left" style:horizontal-rel="paragraph" fo:padding="0.0591in" fo:border="none"/>
    </style:style>
    <style:style style:name="fr2" style:family="graphic" style:parent-style-name="Frame">
      <style:graphic-properties style:vertical-pos="middle" style:vertical-rel="baseline" style:horizontal-pos="from-left" style:horizontal-rel="paragraph" fo:padding="0.0591in" fo:border="none"/>
    </style:style>
    <style:style style:name="fr3" style:family="graphic" style:parent-style-name="Graphics">
      <style:graphic-properties fo:margin-left="0in" fo:margin-right="0in" fo:margin-top="0in" fo:margin-bottom="0in" style:vertical-pos="middle" style:vertical-rel="baseline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_20_body"><draw:frame draw:style-name="fr3" draw:name="Image1" text:anchor-type="as-char" svg:width="0.952in" svg:height="0.9319in" draw:z-index="0"><draw:image xlink:href="Pictures/100000000000023D00000237B6548D25725D6683.png" xlink:type="simple" xlink:show="embed" xlink:actuate="onLoad" draw:mime-type="image/png"/></draw:frame></text:p>
          </table:table-cell>
          <table:table-cell table:style-name="Table1.A1" office:value-type="string">
            <text:p text:style-name="Text_20_body"><text:span text:style-name="T1">ΕΘΝΙΚΟ</text:span> <text:span text:style-name="T1">ΜΕΤΣΟΒΙΟ</text:span> <text:span text:style-name="T1">ΠΟΛΥΤΕΧΝΕΙΟ</text:span></text:p>
            <text:p text:style-name="Text_20_body">Σχολή <text:span text:style-name="T2">Ηλεκτρολόγων </text:span>Μηχανικών και Μηχανικών Υπολογιστών</text:p>
            <text:p text:style-name="Text_20_body">Τομέας Συστημάτων Μετάδοσης Πληροφορίας και Τεχνολογίας Υλικών</text:p>
          </table:table-cell>
        </table:table-row>
      </table:table>
      <text:p text:style-name="Standard"/>
      <text:p text:style-name="Standard"/>
      <text:p text:style-name="Standard"/>
      <text:p text:style-name="Standard"><draw:frame draw:style-name="fr1" draw:name="Frame1" text:anchor-type="as-char" svg:y="-1.7035in" svg:width="6.1638in" draw:z-index="1"><draw:text-box fo:min-height="1.9307in"><text:p text:style-name="P20"><text:span text:style-name="T4">Δημιουργία Αλληλεπιδραστικού Γραφικού Περιβάλλοντος για την οπτική αναπαράσταση των συσχετίσεων μεταξύ οντολογιών</text:span> </text:p></draw:text-box></draw:frame><draw:frame draw:style-name="fr2" draw:name="Frame2" text:anchor-type="as-char" svg:width="6.1335in" draw:z-index="2"><draw:text-box fo:min-height="1.9307in"><text:p text:style-name="P19">ΔΙΠΛΩΜΑΤΙΚΗ ΕΡΓΑΣΙΑ</text:p><text:p text:style-name="P16"><text:span text:style-name="T3">του</text:span></text:p><text:p text:style-name="P16"><text:span text:style-name="T3"/></text:p><text:p text:style-name="P16">Αθανάσιου Χ. Αποστόλου</text:p></draw:text-box></draw:frame></text:p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 table:style-name="TableLine93879254202368">
          <table:table-cell table:style-name="Table2.A1" office:value-type="string">
            <text:p text:style-name="P13">Επιβλέπων:</text:p>
          </table:table-cell>
          <table:table-cell table:style-name="Table2.A1" office:value-type="string">
            <text:p text:style-name="P11">Θεοδώρα Βαρβαρίγου</text:p>
            <text:p text:style-name="P11">Καθηγήτρια Ε.Μ.Π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1"><draw:frame draw:style-name="fr2" draw:name="Frame3" text:anchor-type="as-char" svg:width="6.1335in" draw:z-index="3"><draw:text-box fo:min-height="0.472in"><text:p text:style-name="P21">Αθήνα, Οκτώβρης 2020</text:p></draw:text-box></draw:frame></text:p>
      <text:p text:style-name="P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2"><draw:frame draw:style-name="fr3" draw:name="Image2" text:anchor-type="as-char" svg:width="0.952in" svg:height="0.9319in" draw:z-index="4"><draw:image xlink:href="Pictures/100000000000023D00000237B6548D25725D6683.png" xlink:type="simple" xlink:show="embed" xlink:actuate="onLoad" draw:mime-type="image/png"/></draw:frame></text:p>
          </table:table-cell>
          <table:table-cell table:style-name="Table3.A1" office:value-type="string">
            <text:p text:style-name="P22"><text:span text:style-name="T1">ΕΘΝΙΚΟ</text:span> <text:span text:style-name="T1">ΜΕΤΣΟΒΙΟ</text:span> <text:span text:style-name="T1">ΠΟΛΥΤΕΧΝΕΙΟ</text:span></text:p>
            <text:p text:style-name="P22">Σχολή <text:span text:style-name="T2">Ηλεκτρολόγων </text:span>Μηχανικών και Μηχανικών Υπολογιστών</text:p>
            <text:p text:style-name="P22">Τομέας Συστημάτων Μετάδοσης Πληροφορίας και Τεχνολογίας Υλικών</text:p>
          </table:table-cell>
        </table:table-row>
      </table:table>
      <text:p text:style-name="P4"/>
      <text:p text:style-name="P4"/>
      <text:p text:style-name="P4"/>
      <text:p text:style-name="P4"><draw:frame draw:style-name="fr1" draw:name="Frame7" text:anchor-type="as-char" svg:y="-1.7035in" svg:width="6.1638in" draw:z-index="7"><draw:text-box fo:min-height="1.9307in"><text:p text:style-name="P20"><text:span text:style-name="T4">Δημιουργία Αλληλεπιδραστικού Γραφικού Περιβάλλοντος για την οπτική αναπαράσταση των συσχετίσεων μεταξύ οντολογιών</text:span> </text:p></draw:text-box></draw:frame></text:p>
      <text:p text:style-name="P4"><draw:frame draw:style-name="fr1" draw:name="Frame5" text:anchor-type="as-char" svg:y="-1.4in" svg:width="6.1638in" draw:z-index="6"><draw:text-box fo:min-height="1.9307in"><text:p text:style-name="P18">ΔΙΠΛΩΜΑΤΙΚΗ ΕΡΓΑΣΙΑ</text:p><text:p text:style-name="P20">του</text:p><text:p text:style-name="P20"/><text:p text:style-name="P17">Αθανάσιου Χ. Αποστόλου</text:p></draw:text-box></draw:frame></text:p>
      <text:p text:style-name="P4"/>
      <text:p text:style-name="P4"/>
      <text:p text:style-name="P4"/>
      <table:table table:name="Table4" table:style-name="Table4">
        <table:table-column table:style-name="Table4.A"/>
        <table:table-column table:style-name="Table4.B"/>
        <table:table-row table:style-name="TableLine93879143258800">
          <table:table-cell table:style-name="Table4.A1" office:value-type="string">
            <text:p text:style-name="P14">Επιβλέπων:</text:p>
          </table:table-cell>
          <table:table-cell table:style-name="Table4.A1" office:value-type="string">
            <text:p text:style-name="P12">Θεοδώρα Βαρβαρίγου</text:p>
            <text:p text:style-name="P12">Καθηγήτρια Ε.Μ.Π.</text:p>
          </table:table-cell>
        </table:table-row>
      </table:table>
      <text:p text:style-name="P4"/>
      <text:p text:style-name="P5">Εγκρίθηκε από την τριμελή εξεταστική επιτροπή την 17η Αυγούστου 2020.</text:p>
      <text:p text:style-name="P6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E"/>
        <table:table-row table:style-name="TableLine93879228743408">
          <table:table-cell table:style-name="Table5.A1" office:value-type="string">
            <text:p text:style-name="Table_20_Contents">……………………….</text:p>
            <text:p text:style-name="P15">Θεοδώρα Βαρβαρίγου</text:p>
            <text:p text:style-name="P15">Καθηγήτρια Ε.Μ.Π.</text:p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>………………………..</text:p>
            <text:p text:style-name="P15">Εμμανουήλ Βαρβαρίγος</text:p>
            <text:p text:style-name="P15">Καθηγητής Ε.Μ.Π.</text:p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>………………………..</text:p>
            <text:p text:style-name="P15">Συμεών Παπαβασιλείου</text:p>
            <text:p text:style-name="P15">Καθηγητής Ε.Μ.Π.</text:p>
          </table:table-cell>
        </table:table-row>
      </table:table>
      <text:p text:style-name="P6"/>
      <text:p text:style-name="P4"/>
      <text:p text:style-name="P4"/>
      <text:p text:style-name="P4"/>
      <text:p text:style-name="P4"/>
      <text:p text:style-name="P2"><draw:frame draw:style-name="fr1" draw:name="Frame4" text:anchor-type="as-char" svg:y="0.2146in" svg:width="6.1335in" draw:z-index="5"><draw:text-box fo:min-height="0.472in"><text:p text:style-name="P21">Αθήνα, Οκτώβρης 2020</text:p></draw:text-box></draw:frame></text:p>
      <text:p text:style-name="P9"><draw:frame draw:style-name="fr1" draw:name="Frame6" text:anchor-type="as-char" svg:y="-1.4in" svg:width="6.1638in" draw:z-index="8"><draw:text-box fo:min-height="1.9307in"><text:p text:style-name="Text_20_body">…………………………..</text:p><text:p text:style-name="P23">Αθανάσιος Χ. Αποστόλου</text:p><text:p text:style-name="P23">Διπλωματούχος Ηλεκτρολόγος Μηχανικός και Μηχανικός Υπολογιστών Ε.Μ.Π.</text:p></draw:text-box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Frame8" text:anchor-type="as-char" svg:y="-1.2264in" svg:width="6.1638in" draw:z-index="9"><draw:text-box fo:min-height="1.9307in"><text:p text:style-name="Text_20_body">Copyright © Αθανάσιος Χ. Αποστόλου</text:p><text:p text:style-name="Text_20_body">Με επιφύλαξη παντός δικαιώματος. All rights reserved.</text:p><text:p text:style-name="Text_20_body"/><text:p text:style-name="Text_20_body">Απαγορεύεται η αντιγραφή, αποθήκευση και διανομή της παρούσας εργασίας, εξ ολοκλήρου ή τμήματος αυτής, για εμπορικό σκοπό. <text:s/>Επιτρέπεται η ανατύπωση, αποθήκευση και διανομή για σκοπό μη κερδοσκοπικό, εκπαιδευτικής ή ερευνητικής φύσης, υπό την προϋπόθεση να αναφέρεται η πηγή προέλευσης και να διατηρείται το παρόν μήνυμα. <text:s/>Ερωτήματα που αφορούν τη χρήση της εργασίας για κερδοσκοπικό σκοπό πρέπει να απευθύνονται προς τον συγγραφέα.</text:p><text:p text:style-name="Text_20_body">Οι απόψεις και τα συμπεράσματα που περιέχονται σε αυτό το έγγραφο εκφράζουν τον συγγραφέα και δεν πρέπει να ερμηνευθεί ότι αντιπροσωπεύουν τις επίσημες θέσεις του Εθνικού Μετσόβιου Πολυτεχνείου.</text:p></draw:text-box></draw:frame></text:p>
      <text:p text:style-name="P10">Πρόλογος</text:p>
      <text:p text:style-name="P7">ασφαδφα</text:p>
      <text:p text:style-name="P7">σαδφ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l" fo:country="G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0f76a4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0953in" style:type="center"/>
          <style:tab-stop style:position="6.190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0953in" style:type="center"/>
          <style:tab-stop style:position="6.190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0953in" style:type="center"/>
          <style:tab-stop style:position="6.190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0953in" style:type="center"/>
          <style:tab-stop style:position="6.190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9799in" fo:margin-bottom="0.9799in" fo:margin-left="1.1in" fo:margin-right="0.9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3T14:09:03.604393439</meta:creation-date>
    <meta:generator>LibreOffice/7.0.2.2$Linux_X86_64 LibreOffice_project/8349ace3c3162073abd90d81fd06dcfb6b36b994</meta:generator>
    <dc:date>2020-10-13T15:36:00.820212803</dc:date>
    <meta:editing-duration>PT45M47S</meta:editing-duration>
    <meta:editing-cycles>25</meta:editing-cycles>
    <meta:document-statistic meta:table-count="5" meta:image-count="2" meta:object-count="0" meta:page-count="5" meta:paragraph-count="51" meta:word-count="224" meta:character-count="1774" meta:non-whitespace-character-count="1588"/>
  </office:meta>
</office:document-meta>
</file>